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office:version="1.2">
  <office:body>
    <office:spreadsheet>
      <table:table table:name="Sheet1">
        <table:table-column table:number-columns-repeated="3"/>
        <table:table-row>
          <table:table-cell office:value-type="string">
            <text:p>Format</text:p>
          </table:table-cell>
          <table:table-cell office:value-type="string">
            <text:p>Family</text:p>
          </table:table-cell>
          <table:table-cell office:value-type="string">
            <text:p>Extension</text:p>
          </table:table-cell>
        </table:table-row>
        <table:table-row>
          <table:table-cell office:value-type="string">
            <text:p>PDF</text:p>
          </table:table-cell>
          <table:table-cell office:value-type="string">
            <text:p>Page-based</text:p>
          </table:table-cell>
          <table:table-cell office:value-type="string">
            <text:p>.pdf</text:p>
          </table:table-cell>
        </table:table-row>
        <table:table-row>
          <table:table-cell office:value-type="string">
            <text:p>DOCX</text:p>
          </table:table-cell>
          <table:table-cell office:value-type="string">
            <text:p>Page-based</text:p>
          </table:table-cell>
          <table:table-cell office:value-type="string">
            <text:p>.docx</text:p>
          </table:table-cell>
        </table:table-row>
        <table:table-row>
          <table:table-cell office:value-type="string">
            <text:p>Markdown</text:p>
          </table:table-cell>
          <table:table-cell office:value-type="string">
            <text:p>Stream-based</text:p>
          </table:table-cell>
          <table:table-cell office:value-type="string">
            <text:p>.md</text:p>
          </table:table-cell>
        </table:table-row>
      </table:table>
      <table:table table:name="Sheet2">
        <table:table-column/>
        <table:table-row>
          <table:table-cell office:value-type="string">
            <text:p>Second sheet content</text:p>
          </table:table-cell>
        </table:table-row>
      </table:table>
    </office:spreadsheet>
  </office:body>
</office:document-content>
</file>

<file path=meta.xml><?xml version="1.0" encoding="utf-8"?>
<office:document-meta xmlns:office="urn:oasis:names:tc:opendocument:xmlns:office:1.0" xmlns:dc="http://purl.org/dc/elements/1.1/" office:version="1.2">
  <office:meta>
    <dc:title>Sample Spreadsheet</dc:title>
    <dc:creator>Test Author</dc:creator>
  </office:meta>
</office:document-meta>
</file>